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78.3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73287" calcext:value-type="float">
            <text:p>7,173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17188" calcext:value-type="float">
            <text:p>7,117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58984" calcext:value-type="float">
            <text:p>5,3589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11226" calcext:value-type="float">
            <text:p>5,111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15441" calcext:value-type="float">
            <text:p>5,6154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59437" calcext:value-type="float">
            <text:p>5,5594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59579" calcext:value-type="float">
            <text:p>5,759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71546" calcext:value-type="float">
            <text:p>6,0715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51364" calcext:value-type="float">
            <text:p>5,9513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79561" calcext:value-type="float">
            <text:p>6,0795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75492" calcext:value-type="float">
            <text:p>5,7754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775492" calcext:value-type="float">
            <text:p>5,7754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27532" calcext:value-type="float">
            <text:p>5,9275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223507" calcext:value-type="float">
            <text:p>6,2235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35529" calcext:value-type="float">
            <text:p>5,9355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855515" calcext:value-type="float">
            <text:p>5,855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87968" calcext:value-type="float">
            <text:p>5,4879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35951" calcext:value-type="float">
            <text:p>5,5359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95952" calcext:value-type="float">
            <text:p>5,4959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95955" calcext:value-type="float">
            <text:p>5,4959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847961" calcext:value-type="float">
            <text:p>5,8479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207965" calcext:value-type="float">
            <text:p>5,2079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83987" calcext:value-type="float">
            <text:p>4,1839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375979" calcext:value-type="float">
            <text:p>4,375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75979" calcext:value-type="float">
            <text:p>4,375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359982" calcext:value-type="float">
            <text:p>4,3599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119975" calcext:value-type="float">
            <text:p>4,1199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2799" calcext:value-type="float">
            <text:p>3,927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679983" calcext:value-type="float">
            <text:p>3,6799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03961" calcext:value-type="float">
            <text:p>3,9039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919977" calcext:value-type="float">
            <text:p>3,9199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63962" calcext:value-type="float">
            <text:p>3,863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079993" calcext:value-type="float">
            <text:p>4,0799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215819" calcext:value-type="float">
            <text:p>4,2158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015813" calcext:value-type="float">
            <text:p>4,0158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55734" calcext:value-type="float">
            <text:p>3,8557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071758" calcext:value-type="float">
            <text:p>4,0717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071758" calcext:value-type="float">
            <text:p>4,0717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207751" calcext:value-type="float">
            <text:p>4,207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51796" calcext:value-type="float">
            <text:p>4,1517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199845" calcext:value-type="float">
            <text:p>4,1998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599732" calcext:value-type="float">
            <text:p>4,5997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815685" calcext:value-type="float">
            <text:p>4,8156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871789" calcext:value-type="float">
            <text:p>4,871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23693" calcext:value-type="float">
            <text:p>4,8236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823693" calcext:value-type="float">
            <text:p>4,8236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775591" calcext:value-type="float">
            <text:p>4,7755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519733" calcext:value-type="float">
            <text:p>4,5197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815677" calcext:value-type="float">
            <text:p>4,8156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79708" calcext:value-type="float">
            <text:p>4,879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96778" calcext:value-type="float">
            <text:p>4,96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96778" calcext:value-type="float">
            <text:p>4,96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96778" calcext:value-type="float">
            <text:p>4,96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151772" calcext:value-type="float">
            <text:p>5,1517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063758" calcext:value-type="float">
            <text:p>5,063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063758" calcext:value-type="float">
            <text:p>5,063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063758" calcext:value-type="float">
            <text:p>5,063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959804" calcext:value-type="float">
            <text:p>4,9598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975772" calcext:value-type="float">
            <text:p>4,9757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079726" calcext:value-type="float">
            <text:p>5,0797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079726" calcext:value-type="float">
            <text:p>5,0797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079726" calcext:value-type="float">
            <text:p>5,0797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823997" calcext:value-type="float">
            <text:p>4,823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047997" calcext:value-type="float">
            <text:p>5,0479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199997" calcext:value-type="float">
            <text:p>5,1999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75998" calcext:value-type="float">
            <text:p>5,375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263996" calcext:value-type="float">
            <text:p>5,263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375998" calcext:value-type="float">
            <text:p>5,375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559998" calcext:value-type="float">
            <text:p>5,5599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35998" calcext:value-type="float">
            <text:p>5,7359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023997" calcext:value-type="float">
            <text:p>6,0239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023997" calcext:value-type="float">
            <text:p>6,0239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135995" calcext:value-type="float">
            <text:p>6,1359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927995" calcext:value-type="float">
            <text:p>5,9279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695917" calcext:value-type="float">
            <text:p>5,6959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55194" calcext:value-type="float">
            <text:p>5,551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55194" calcext:value-type="float">
            <text:p>5,551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59924" calcext:value-type="float">
            <text:p>5,3599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95996" calcext:value-type="float">
            <text:p>5,295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295996" calcext:value-type="float">
            <text:p>5,295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183924" calcext:value-type="float">
            <text:p>5,1839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183924" calcext:value-type="float">
            <text:p>5,1839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03996" calcext:value-type="float">
            <text:p>5,103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15994" calcext:value-type="float">
            <text:p>5,015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015994" calcext:value-type="float">
            <text:p>5,015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007994" calcext:value-type="float">
            <text:p>5,007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07994" calcext:value-type="float">
            <text:p>5,007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007994" calcext:value-type="float">
            <text:p>5,007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063993" calcext:value-type="float">
            <text:p>5,0639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087996" calcext:value-type="float">
            <text:p>5,087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319996" calcext:value-type="float">
            <text:p>5,319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303993" calcext:value-type="float">
            <text:p>5,303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463993" calcext:value-type="float">
            <text:p>5,4639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319996" calcext:value-type="float">
            <text:p>5,319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599994" calcext:value-type="float">
            <text:p>5,5999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23994" calcext:value-type="float">
            <text:p>5,4239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407994" calcext:value-type="float">
            <text:p>5,4079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407994" calcext:value-type="float">
            <text:p>5,4079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415994" calcext:value-type="float">
            <text:p>5,4159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359998" calcext:value-type="float">
            <text:p>5,359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391997" calcext:value-type="float">
            <text:p>5,391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391997" calcext:value-type="float">
            <text:p>5,391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367998" calcext:value-type="float">
            <text:p>5,367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583997" calcext:value-type="float">
            <text:p>5,5839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399981" calcext:value-type="float">
            <text:p>5,399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399981" calcext:value-type="float">
            <text:p>5,399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351998" calcext:value-type="float">
            <text:p>5,351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351998" calcext:value-type="float">
            <text:p>5,351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311998" calcext:value-type="float">
            <text:p>5,311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79978" calcext:value-type="float">
            <text:p>5,6799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519977" calcext:value-type="float">
            <text:p>5,519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519977" calcext:value-type="float">
            <text:p>5,519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519977" calcext:value-type="float">
            <text:p>5,519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223978" calcext:value-type="float">
            <text:p>5,2239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511977" calcext:value-type="float">
            <text:p>5,511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511977" calcext:value-type="float">
            <text:p>5,511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303969" calcext:value-type="float">
            <text:p>5,3039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303969" calcext:value-type="float">
            <text:p>5,3039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271993" calcext:value-type="float">
            <text:p>5,271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143995" calcext:value-type="float">
            <text:p>5,1439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423986" calcext:value-type="float">
            <text:p>5,4239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559987" calcext:value-type="float">
            <text:p>5,5599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367995" calcext:value-type="float">
            <text:p>5,367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215986" calcext:value-type="float">
            <text:p>5,2159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215986" calcext:value-type="float">
            <text:p>5,2159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231994" calcext:value-type="float">
            <text:p>5,231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959987" calcext:value-type="float">
            <text:p>4,9599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975995" calcext:value-type="float">
            <text:p>4,9759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951974" calcext:value-type="float">
            <text:p>4,9519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208" calcext:value-type="float">
            <text:p>5,2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08" calcext:value-type="float">
            <text:p>5,2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208" calcext:value-type="float">
            <text:p>5,2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2" calcext:value-type="float">
            <text:p>5,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2" calcext:value-type="float">
            <text:p>5,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2" calcext:value-type="float">
            <text:p>5,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2" calcext:value-type="float">
            <text:p>5,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232" calcext:value-type="float">
            <text:p>5,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416" calcext:value-type="float">
            <text:p>5,4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415997" calcext:value-type="float">
            <text:p>5,415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17599" calcext:value-type="float">
            <text:p>5,175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311988" calcext:value-type="float">
            <text:p>5,311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031981" calcext:value-type="float">
            <text:p>5,0319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223981" calcext:value-type="float">
            <text:p>5,2239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199989" calcext:value-type="float">
            <text:p>5,1999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023981" calcext:value-type="float">
            <text:p>5,0239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823989" calcext:value-type="float">
            <text:p>4,823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815973" calcext:value-type="float">
            <text:p>4,8159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855989" calcext:value-type="float">
            <text:p>4,855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55989" calcext:value-type="float">
            <text:p>4,855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815989" calcext:value-type="float">
            <text:p>4,815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855989" calcext:value-type="float">
            <text:p>4,855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615989" calcext:value-type="float">
            <text:p>4,615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463981" calcext:value-type="float">
            <text:p>4,463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463981" calcext:value-type="float">
            <text:p>4,463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463981" calcext:value-type="float">
            <text:p>4,463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463981" calcext:value-type="float">
            <text:p>4,463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463981" calcext:value-type="float">
            <text:p>4,463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431981" calcext:value-type="float">
            <text:p>4,431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423989" calcext:value-type="float">
            <text:p>4,4239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391982" calcext:value-type="float">
            <text:p>4,3919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391982" calcext:value-type="float">
            <text:p>4,3919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407829" calcext:value-type="float">
            <text:p>4,4078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415989" calcext:value-type="float">
            <text:p>4,4159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247981" calcext:value-type="float">
            <text:p>4,247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439997" calcext:value-type="float">
            <text:p>4,4399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487996" calcext:value-type="float">
            <text:p>4,487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487996" calcext:value-type="float">
            <text:p>4,487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511996" calcext:value-type="float">
            <text:p>4,511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511996" calcext:value-type="float">
            <text:p>4,511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231989" calcext:value-type="float">
            <text:p>4,23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231989" calcext:value-type="float">
            <text:p>4,23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231989" calcext:value-type="float">
            <text:p>4,23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231989" calcext:value-type="float">
            <text:p>4,23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231989" calcext:value-type="float">
            <text:p>4,23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087957" calcext:value-type="float">
            <text:p>4,087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087957" calcext:value-type="float">
            <text:p>4,087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087957" calcext:value-type="float">
            <text:p>4,087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087957" calcext:value-type="float">
            <text:p>4,087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087957" calcext:value-type="float">
            <text:p>4,087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33593" calcext:value-type="float">
            <text:p>4,335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33593" calcext:value-type="float">
            <text:p>4,335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559976" calcext:value-type="float">
            <text:p>4,559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223978" calcext:value-type="float">
            <text:p>4,2239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447975" calcext:value-type="float">
            <text:p>4,4479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447975" calcext:value-type="float">
            <text:p>4,4479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439955" calcext:value-type="float">
            <text:p>4,4399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655949" calcext:value-type="float">
            <text:p>4,6559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607981" calcext:value-type="float">
            <text:p>4,607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623973" calcext:value-type="float">
            <text:p>4,6239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479988" calcext:value-type="float">
            <text:p>4,4799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279993" calcext:value-type="float">
            <text:p>4,27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279993" calcext:value-type="float">
            <text:p>4,27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279993" calcext:value-type="float">
            <text:p>4,27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191984" calcext:value-type="float">
            <text:p>4,1919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191984" calcext:value-type="float">
            <text:p>4,1919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191984" calcext:value-type="float">
            <text:p>4,1919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167992" calcext:value-type="float">
            <text:p>4,1679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167992" calcext:value-type="float">
            <text:p>4,1679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319993" calcext:value-type="float">
            <text:p>4,31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319993" calcext:value-type="float">
            <text:p>4,31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319993" calcext:value-type="float">
            <text:p>4,31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319993" calcext:value-type="float">
            <text:p>4,319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335985" calcext:value-type="float">
            <text:p>4,3359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335985" calcext:value-type="float">
            <text:p>4,3359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447975" calcext:value-type="float">
            <text:p>4,4479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647975" calcext:value-type="float">
            <text:p>4,6479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647975" calcext:value-type="float">
            <text:p>4,6479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607976" calcext:value-type="float">
            <text:p>4,607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607976" calcext:value-type="float">
            <text:p>4,607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607976" calcext:value-type="float">
            <text:p>4,607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607976" calcext:value-type="float">
            <text:p>4,607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607976" calcext:value-type="float">
            <text:p>4,607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543974" calcext:value-type="float">
            <text:p>4,5439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335966" calcext:value-type="float">
            <text:p>4,3359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375968" calcext:value-type="float">
            <text:p>4,3759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375968" calcext:value-type="float">
            <text:p>4,3759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375968" calcext:value-type="float">
            <text:p>4,3759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455952" calcext:value-type="float">
            <text:p>4,455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423941" calcext:value-type="float">
            <text:p>4,4239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423941" calcext:value-type="float">
            <text:p>4,4239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423976" calcext:value-type="float">
            <text:p>4,4239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247965" calcext:value-type="float">
            <text:p>4,2479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975982" calcext:value-type="float">
            <text:p>3,9759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975982" calcext:value-type="float">
            <text:p>3,9759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983982" calcext:value-type="float">
            <text:p>3,9839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799981" calcext:value-type="float">
            <text:p>3,7999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799981" calcext:value-type="float">
            <text:p>3,7999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799981" calcext:value-type="float">
            <text:p>3,7999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807986" calcext:value-type="float">
            <text:p>3,807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871991" calcext:value-type="float">
            <text:p>3,871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871991" calcext:value-type="float">
            <text:p>3,871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871991" calcext:value-type="float">
            <text:p>3,871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871991" calcext:value-type="float">
            <text:p>3,871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71991" calcext:value-type="float">
            <text:p>3,871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871991" calcext:value-type="float">
            <text:p>3,871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831941" calcext:value-type="float">
            <text:p>3,831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639925" calcext:value-type="float">
            <text:p>3,6399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559966" calcext:value-type="float">
            <text:p>3,5599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559966" calcext:value-type="float">
            <text:p>3,5599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559966" calcext:value-type="float">
            <text:p>3,5599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279988" calcext:value-type="float">
            <text:p>3,279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13598" calcext:value-type="float">
            <text:p>3,13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063962" calcext:value-type="float">
            <text:p>3,0639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063962" calcext:value-type="float">
            <text:p>3,0639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63962" calcext:value-type="float">
            <text:p>3,0639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063962" calcext:value-type="float">
            <text:p>3,0639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063962" calcext:value-type="float">
            <text:p>3,0639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143964" calcext:value-type="float">
            <text:p>3,1439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143961" calcext:value-type="float">
            <text:p>3,1439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143961" calcext:value-type="float">
            <text:p>3,1439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199987" calcext:value-type="float">
            <text:p>3,199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199987" calcext:value-type="float">
            <text:p>3,199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199987" calcext:value-type="float">
            <text:p>3,199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199987" calcext:value-type="float">
            <text:p>3,199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199987" calcext:value-type="float">
            <text:p>3,199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007994" calcext:value-type="float">
            <text:p>3,007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07198" calcext:value-type="float">
            <text:p>3,07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975971" calcext:value-type="float">
            <text:p>2,975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791955" calcext:value-type="float">
            <text:p>2,791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575979" calcext:value-type="float">
            <text:p>2,575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559979" calcext:value-type="float">
            <text:p>2,5599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68798" calcext:value-type="float">
            <text:p>2,68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68798" calcext:value-type="float">
            <text:p>2,68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68798" calcext:value-type="float">
            <text:p>2,68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68798" calcext:value-type="float">
            <text:p>2,68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68798" calcext:value-type="float">
            <text:p>2,68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711998" calcext:value-type="float">
            <text:p>2,711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703956" calcext:value-type="float">
            <text:p>2,7039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703956" calcext:value-type="float">
            <text:p>2,7039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735948" calcext:value-type="float">
            <text:p>2,735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735948" calcext:value-type="float">
            <text:p>2,735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735948" calcext:value-type="float">
            <text:p>2,735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735948" calcext:value-type="float">
            <text:p>2,735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735948" calcext:value-type="float">
            <text:p>2,735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735948" calcext:value-type="float">
            <text:p>2,735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695954" calcext:value-type="float">
            <text:p>2,695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695954" calcext:value-type="float">
            <text:p>2,695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695954" calcext:value-type="float">
            <text:p>2,695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679983" calcext:value-type="float">
            <text:p>2,679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679983" calcext:value-type="float">
            <text:p>2,679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679983" calcext:value-type="float">
            <text:p>2,679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711961" calcext:value-type="float">
            <text:p>2,7119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711961" calcext:value-type="float">
            <text:p>2,7119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711961" calcext:value-type="float">
            <text:p>2,7119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791994" calcext:value-type="float">
            <text:p>2,79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791994" calcext:value-type="float">
            <text:p>2,79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791994" calcext:value-type="float">
            <text:p>2,79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791994" calcext:value-type="float">
            <text:p>2,79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791994" calcext:value-type="float">
            <text:p>2,79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687991" calcext:value-type="float">
            <text:p>2,687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895999" calcext:value-type="float">
            <text:p>2,895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895999" calcext:value-type="float">
            <text:p>2,895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895999" calcext:value-type="float">
            <text:p>2,895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911998" calcext:value-type="float">
            <text:p>2,911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831992" calcext:value-type="float">
            <text:p>2,831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879999" calcext:value-type="float">
            <text:p>2,87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847999" calcext:value-type="float">
            <text:p>2,847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727982" calcext:value-type="float">
            <text:p>2,7279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727982" calcext:value-type="float">
            <text:p>2,7279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695983" calcext:value-type="float">
            <text:p>2,695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639965" calcext:value-type="float">
            <text:p>2,639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767966" calcext:value-type="float">
            <text:p>2,767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767966" calcext:value-type="float">
            <text:p>2,767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767966" calcext:value-type="float">
            <text:p>2,767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767966" calcext:value-type="float">
            <text:p>2,767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767966" calcext:value-type="float">
            <text:p>2,767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687988" calcext:value-type="float">
            <text:p>2,687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551948" calcext:value-type="float">
            <text:p>2,551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551948" calcext:value-type="float">
            <text:p>2,551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551948" calcext:value-type="float">
            <text:p>2,551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551948" calcext:value-type="float">
            <text:p>2,551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551948" calcext:value-type="float">
            <text:p>2,551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551948" calcext:value-type="float">
            <text:p>2,551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47998" calcext:value-type="float">
            <text:p>2,47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519956" calcext:value-type="float">
            <text:p>2,519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535982" calcext:value-type="float">
            <text:p>2,5359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535982" calcext:value-type="float">
            <text:p>2,5359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559974" calcext:value-type="float">
            <text:p>2,559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56799" calcext:value-type="float">
            <text:p>2,567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487999" calcext:value-type="float">
            <text:p>2,487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48798" calcext:value-type="float">
            <text:p>2,48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543948" calcext:value-type="float">
            <text:p>2,543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543948" calcext:value-type="float">
            <text:p>2,543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543948" calcext:value-type="float">
            <text:p>2,543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543948" calcext:value-type="float">
            <text:p>2,5439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55199" calcext:value-type="float">
            <text:p>2,55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511972" calcext:value-type="float">
            <text:p>2,511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495975" calcext:value-type="float">
            <text:p>2,49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471957" calcext:value-type="float">
            <text:p>2,4719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99974" calcext:value-type="float">
            <text:p>2,399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43982" calcext:value-type="float">
            <text:p>2,3439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43982" calcext:value-type="float">
            <text:p>2,3439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43982" calcext:value-type="float">
            <text:p>2,343982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1:16.0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1:26.681000000</dc:date>
    <meta:editing-duration>PT1M11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7.173287">
                <text:p>7.173287</text:p>
                <draw:g>
                  <svg:desc>'cameraslog_2.log'.B2:'cameraslog_2.log'.B1001</svg:desc>
                </draw:g>
              </table:table-cell>
              <table:table-cell office:value-type="float" office:value="7">
                <text:p>7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117188">
                <text:p>7.117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358984">
                <text:p>5.358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11226">
                <text:p>5.111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15441">
                <text:p>5.6154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59437">
                <text:p>5.559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759579">
                <text:p>5.759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071546">
                <text:p>6.071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951364">
                <text:p>5.9513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79561">
                <text:p>6.079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75492">
                <text:p>5.7754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775492">
                <text:p>5.7754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927532">
                <text:p>5.927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223507">
                <text:p>6.2235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935529">
                <text:p>5.9355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855515">
                <text:p>5.855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487968">
                <text:p>5.487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535951">
                <text:p>5.5359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95952">
                <text:p>5.4959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495955">
                <text:p>5.4959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847961">
                <text:p>5.847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207965">
                <text:p>5.2079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183987">
                <text:p>4.1839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75979">
                <text:p>4.3759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375979">
                <text:p>4.3759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359982">
                <text:p>4.3599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119975">
                <text:p>4.119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92799">
                <text:p>3.927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679983">
                <text:p>3.679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903961">
                <text:p>3.9039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919977">
                <text:p>3.919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863962">
                <text:p>3.863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079993">
                <text:p>4.0799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215819">
                <text:p>4.2158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015813">
                <text:p>4.0158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855734">
                <text:p>3.8557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071758">
                <text:p>4.0717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071758">
                <text:p>4.0717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207751">
                <text:p>4.207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151796">
                <text:p>4.1517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199845">
                <text:p>4.1998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599732">
                <text:p>4.5997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15685">
                <text:p>4.8156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871789">
                <text:p>4.8717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823693">
                <text:p>4.8236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823693">
                <text:p>4.8236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775591">
                <text:p>4.7755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519733">
                <text:p>4.5197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815677">
                <text:p>4.815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879708">
                <text:p>4.879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96778">
                <text:p>4.96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96778">
                <text:p>4.96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96778">
                <text:p>4.96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151772">
                <text:p>5.1517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063758">
                <text:p>5.063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063758">
                <text:p>5.063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063758">
                <text:p>5.063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959804">
                <text:p>4.9598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975772">
                <text:p>4.975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079726">
                <text:p>5.0797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079726">
                <text:p>5.0797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079726">
                <text:p>5.0797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823997">
                <text:p>4.8239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047997">
                <text:p>5.0479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199997">
                <text:p>5.199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375998">
                <text:p>5.375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263996">
                <text:p>5.2639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375998">
                <text:p>5.375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559998">
                <text:p>5.5599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735998">
                <text:p>5.7359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023997">
                <text:p>6.0239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023997">
                <text:p>6.0239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35995">
                <text:p>6.1359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927995">
                <text:p>5.9279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695917">
                <text:p>5.6959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55194">
                <text:p>5.55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55194">
                <text:p>5.55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359924">
                <text:p>5.3599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295996">
                <text:p>5.2959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295996">
                <text:p>5.2959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183924">
                <text:p>5.1839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183924">
                <text:p>5.1839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103996">
                <text:p>5.103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015994">
                <text:p>5.015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015994">
                <text:p>5.015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007994">
                <text:p>5.007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007994">
                <text:p>5.007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007994">
                <text:p>5.007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063993">
                <text:p>5.0639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087996">
                <text:p>5.087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319996">
                <text:p>5.3199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303993">
                <text:p>5.303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63993">
                <text:p>5.463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319996">
                <text:p>5.3199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599994">
                <text:p>5.5999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423994">
                <text:p>5.423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407994">
                <text:p>5.407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407994">
                <text:p>5.407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415994">
                <text:p>5.415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359998">
                <text:p>5.359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391997">
                <text:p>5.391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391997">
                <text:p>5.391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367998">
                <text:p>5.367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583997">
                <text:p>5.58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399981">
                <text:p>5.399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399981">
                <text:p>5.399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351998">
                <text:p>5.351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351998">
                <text:p>5.351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311998">
                <text:p>5.311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679978">
                <text:p>5.6799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519977">
                <text:p>5.519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519977">
                <text:p>5.519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519977">
                <text:p>5.519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223978">
                <text:p>5.2239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511977">
                <text:p>5.511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511977">
                <text:p>5.511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303969">
                <text:p>5.3039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303969">
                <text:p>5.3039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271993">
                <text:p>5.271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143995">
                <text:p>5.1439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423986">
                <text:p>5.4239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559987">
                <text:p>5.5599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367995">
                <text:p>5.3679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215986">
                <text:p>5.2159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215986">
                <text:p>5.2159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231994">
                <text:p>5.2319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959987">
                <text:p>4.9599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975995">
                <text:p>4.9759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951974">
                <text:p>4.9519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208">
                <text:p>5.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208">
                <text:p>5.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208">
                <text:p>5.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2">
                <text:p>5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2">
                <text:p>5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2">
                <text:p>5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232">
                <text:p>5.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416">
                <text:p>5.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415997">
                <text:p>5.415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17599">
                <text:p>5.175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311988">
                <text:p>5.31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031981">
                <text:p>5.0319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223981">
                <text:p>5.223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199989">
                <text:p>5.1999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023981">
                <text:p>5.0239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823989">
                <text:p>4.8239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815973">
                <text:p>4.8159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855989">
                <text:p>4.8559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855989">
                <text:p>4.8559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.815989">
                <text:p>4.8159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.855989">
                <text:p>4.8559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615989">
                <text:p>4.615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463981">
                <text:p>4.463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463981">
                <text:p>4.463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463981">
                <text:p>4.463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463981">
                <text:p>4.463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463981">
                <text:p>4.463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431981">
                <text:p>4.431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423989">
                <text:p>4.423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391982">
                <text:p>4.3919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391982">
                <text:p>4.3919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407829">
                <text:p>4.4078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415989">
                <text:p>4.415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247981">
                <text:p>4.2479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439997">
                <text:p>4.4399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487996">
                <text:p>4.4879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487996">
                <text:p>4.4879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511996">
                <text:p>4.5119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511996">
                <text:p>4.5119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231989">
                <text:p>4.23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231989">
                <text:p>4.23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231989">
                <text:p>4.23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.231989">
                <text:p>4.23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.231989">
                <text:p>4.23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.087957">
                <text:p>4.087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.087957">
                <text:p>4.087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.087957">
                <text:p>4.087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.087957">
                <text:p>4.087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.087957">
                <text:p>4.087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.33593">
                <text:p>4.335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.33593">
                <text:p>4.335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.559976">
                <text:p>4.559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.223978">
                <text:p>4.2239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.447975">
                <text:p>4.447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.447975">
                <text:p>4.447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.439955">
                <text:p>4.4399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.655949">
                <text:p>4.6559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.607981">
                <text:p>4.607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.623973">
                <text:p>4.6239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.479988">
                <text:p>4.4799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.279993">
                <text:p>4.27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.279993">
                <text:p>4.27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.279993">
                <text:p>4.27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.191984">
                <text:p>4.1919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.191984">
                <text:p>4.1919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.191984">
                <text:p>4.1919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.167992">
                <text:p>4.167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167992">
                <text:p>4.167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319993">
                <text:p>4.31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319993">
                <text:p>4.31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319993">
                <text:p>4.31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319993">
                <text:p>4.319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335985">
                <text:p>4.3359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335985">
                <text:p>4.3359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447975">
                <text:p>4.447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647975">
                <text:p>4.647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647975">
                <text:p>4.647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607976">
                <text:p>4.607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607976">
                <text:p>4.607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607976">
                <text:p>4.607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607976">
                <text:p>4.607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607976">
                <text:p>4.607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543974">
                <text:p>4.5439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335966">
                <text:p>4.3359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375968">
                <text:p>4.3759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375968">
                <text:p>4.3759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375968">
                <text:p>4.3759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455952">
                <text:p>4.45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423941">
                <text:p>4.42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.423941">
                <text:p>4.42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.423976">
                <text:p>4.423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247965">
                <text:p>4.247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975982">
                <text:p>3.975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975982">
                <text:p>3.975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983982">
                <text:p>3.983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799981">
                <text:p>3.7999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799981">
                <text:p>3.7999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799981">
                <text:p>3.7999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807986">
                <text:p>3.8079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871991">
                <text:p>3.871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871991">
                <text:p>3.871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871991">
                <text:p>3.871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871991">
                <text:p>3.871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871991">
                <text:p>3.871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871991">
                <text:p>3.871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831941">
                <text:p>3.8319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639925">
                <text:p>3.6399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559966">
                <text:p>3.559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559966">
                <text:p>3.559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559966">
                <text:p>3.559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279988">
                <text:p>3.279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13598">
                <text:p>3.13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063962">
                <text:p>3.0639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063962">
                <text:p>3.0639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063962">
                <text:p>3.0639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063962">
                <text:p>3.0639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063962">
                <text:p>3.0639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143964">
                <text:p>3.143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143961">
                <text:p>3.1439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143961">
                <text:p>3.1439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199987">
                <text:p>3.199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199987">
                <text:p>3.199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199987">
                <text:p>3.199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199987">
                <text:p>3.199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199987">
                <text:p>3.199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.007994">
                <text:p>3.007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.07198">
                <text:p>3.07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975971">
                <text:p>2.975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791955">
                <text:p>2.791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575979">
                <text:p>2.575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559979">
                <text:p>2.559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68798">
                <text:p>2.68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68798">
                <text:p>2.68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68798">
                <text:p>2.68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68798">
                <text:p>2.68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68798">
                <text:p>2.68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711998">
                <text:p>2.71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703956">
                <text:p>2.7039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703956">
                <text:p>2.7039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735948">
                <text:p>2.735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735948">
                <text:p>2.735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735948">
                <text:p>2.735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735948">
                <text:p>2.735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735948">
                <text:p>2.735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735948">
                <text:p>2.735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695954">
                <text:p>2.6959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95954">
                <text:p>2.6959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695954">
                <text:p>2.6959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679983">
                <text:p>2.679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679983">
                <text:p>2.679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679983">
                <text:p>2.679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711961">
                <text:p>2.7119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711961">
                <text:p>2.7119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711961">
                <text:p>2.7119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791994">
                <text:p>2.7919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791994">
                <text:p>2.7919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791994">
                <text:p>2.7919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791994">
                <text:p>2.7919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791994">
                <text:p>2.7919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687991">
                <text:p>2.687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895999">
                <text:p>2.895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895999">
                <text:p>2.895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895999">
                <text:p>2.895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911998">
                <text:p>2.911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831992">
                <text:p>2.831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879999">
                <text:p>2.87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847999">
                <text:p>2.847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727982">
                <text:p>2.7279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727982">
                <text:p>2.7279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695983">
                <text:p>2.695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639965">
                <text:p>2.6399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767966">
                <text:p>2.767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767966">
                <text:p>2.767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767966">
                <text:p>2.767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767966">
                <text:p>2.767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767966">
                <text:p>2.767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687988">
                <text:p>2.6879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551948">
                <text:p>2.551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551948">
                <text:p>2.551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551948">
                <text:p>2.551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551948">
                <text:p>2.551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551948">
                <text:p>2.551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551948">
                <text:p>2.551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47998">
                <text:p>2.47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519956">
                <text:p>2.5199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535982">
                <text:p>2.535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535982">
                <text:p>2.535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559974">
                <text:p>2.5599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56799">
                <text:p>2.567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487999">
                <text:p>2.487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48798">
                <text:p>2.48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543948">
                <text:p>2.543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543948">
                <text:p>2.543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543948">
                <text:p>2.543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543948">
                <text:p>2.543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55199">
                <text:p>2.55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511972">
                <text:p>2.511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495975">
                <text:p>2.495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471957">
                <text:p>2.4719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99974">
                <text:p>2.399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43982">
                <text:p>2.3439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43982">
                <text:p>2.3439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43982">
                <text:p>2.34398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